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P2" style:family="paragraph" style:parent-style-name="Exalted">
      <style:paragraph-properties fo:margin-top="0in" fo:margin-bottom="0.1in" style:contextual-spacing="false" fo:text-align="end" style:justify-single-word="false"/>
    </style:style>
    <style:style style:name="P3" style:family="paragraph" style:parent-style-name="Exalted">
      <style:text-properties fo:font-size="24pt" style:font-size-asian="24pt" style:font-size-complex="24pt"/>
    </style:style>
    <style:style style:name="P4" style:family="paragraph" style:parent-style-name="Exalted">
      <style:text-properties officeooo:paragraph-rsid="00122021"/>
    </style:style>
    <style:style style:name="P5" style:family="paragraph" style:parent-style-name="Exalted">
      <style:text-properties officeooo:paragraph-rsid="00130601"/>
    </style:style>
    <style:style style:name="P6" style:family="paragraph" style:parent-style-name="Exalted">
      <style:text-properties officeooo:paragraph-rsid="001d23d3"/>
    </style:style>
    <style:style style:name="P7" style:family="paragraph" style:parent-style-name="Greater_20_Charm">
      <style:paragraph-properties fo:break-before="column"/>
    </style:style>
    <style:style style:name="P8" style:family="paragraph" style:parent-style-name="Greater_20_Charm">
      <style:paragraph-properties fo:break-before="column"/>
      <style:text-properties fo:color="#0b5394" loext:opacity="100%" style:font-name="Envision Roman" style:font-name-asian="Modern Antiqua1" style:font-name-complex="Modern Antiqua1"/>
    </style:style>
    <style:style style:name="P9" style:family="paragraph" style:parent-style-name="Greater_20_Charm">
      <style:paragraph-properties fo:break-before="column"/>
      <style:text-properties style:font-name="Envision Roman"/>
    </style:style>
    <style:style style:name="P10" style:family="paragraph" style:parent-style-name="Heading_20_2">
      <style:paragraph-properties fo:break-before="column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Heading_20_3">
      <style:paragraph-properties fo:margin-top="0in" fo:margin-bottom="0in" style:contextual-spacing="false" fo:line-height="100%"/>
      <style:text-properties style:font-name="Sorts Mill Goudy" style:font-name-asian="Sorts Mill Goudy1" style:font-name-complex="Sorts Mill Goudy1"/>
    </style:style>
    <style:style style:name="P13" style:family="paragraph" style:parent-style-name="Exalted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fo:hyphenate="false" fo:hyphenation-remain-char-count="2" fo:hyphenation-push-char-count="2" loext:hyphenation-no-caps="false"/>
    </style:style>
    <style:style style:name="P14" style:family="paragraph" style:parent-style-name="Greater_20_Charm">
      <style:paragraph-properties fo:break-before="column"/>
    </style:style>
    <style:style style:name="P15" style:family="paragraph" style:parent-style-name="Heading_20_1" style:master-page-name="First_20_Page">
      <style:paragraph-properties fo:text-align="center" style:justify-single-word="false" style:page-number="1"/>
      <style:text-properties fo:font-size="24pt" style:font-size-asian="24pt" style:font-size-complex="24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ed2dd" style:font-weight-asian="bold" style:font-weight-complex="bold"/>
    </style:style>
    <style:style style:name="T3" style:family="text">
      <style:text-properties fo:font-weight="bold" officeooo:rsid="0036275c" style:font-weight-asian="bold"/>
    </style:style>
    <style:style style:name="T4" style:family="text">
      <style:text-properties officeooo:rsid="0005e7c5"/>
    </style:style>
    <style:style style:name="T5" style:family="text">
      <style:text-properties style:use-window-font-color="true" loext:opacity="0%" style:font-name="Times New Roman" fo:font-size="10pt" fo:language="en" fo:country="none" officeooo:rsid="0005e7c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6" style:family="text">
      <style:text-properties style:use-window-font-color="true" loext:opacity="0%" style:font-name="Times New Roman" fo:font-size="10pt" fo:language="en" fo:country="none" officeooo:rsid="000b92e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7" style:family="text">
      <style:text-properties style:use-window-font-color="true" loext:opacity="0%" style:font-name="Times New Roman" fo:font-size="10pt" fo:language="en" fo:country="none" officeooo:rsid="0012202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8" style:family="text">
      <style:text-properties style:use-window-font-color="true" loext:opacity="0%" style:font-name="Times New Roman" fo:font-size="10pt" fo:language="en" fo:country="none" officeooo:rsid="0012a21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9" style:family="text">
      <style:text-properties style:use-window-font-color="true" loext:opacity="0%" style:font-name="Times New Roman" fo:font-size="10pt" fo:language="en" fo:country="none" officeooo:rsid="0012a28a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0" style:family="text">
      <style:text-properties style:use-window-font-color="true" loext:opacity="0%" style:font-name="Times New Roman" fo:font-size="10pt" fo:language="en" fo:country="none" officeooo:rsid="0013060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1" style:family="text">
      <style:text-properties style:use-window-font-color="true" loext:opacity="0%" style:font-name="Times New Roman" fo:font-size="10pt" fo:language="en" fo:country="none" officeooo:rsid="00168218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2" style:family="text">
      <style:text-properties style:use-window-font-color="true" loext:opacity="0%" style:font-name="Times New Roman" fo:font-size="10pt" fo:language="en" fo:country="none" officeooo:rsid="0025841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3" style:family="text">
      <style:text-properties style:use-window-font-color="true" loext:opacity="0%" style:font-name="Times New Roman" fo:font-size="10pt" fo:language="en" fo:country="none" officeooo:rsid="0026abe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4" style:family="text">
      <style:text-properties style:use-window-font-color="true" loext:opacity="0%" style:font-name="Times New Roman" fo:font-size="10pt" fo:language="en" fo:country="none" officeooo:rsid="002a3ea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5" style:family="text">
      <style:text-properties style:use-window-font-color="true" loext:opacity="0%" style:font-name="Times New Roman" fo:font-size="10pt" fo:language="en" fo:country="none" officeooo:rsid="002aba6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6" style:family="text">
      <style:text-properties style:use-window-font-color="true" loext:opacity="0%" style:font-name="Times New Roman" fo:font-size="10pt" fo:language="en" fo:country="none" officeooo:rsid="002b5df9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7" style:family="text">
      <style:text-properties style:use-window-font-color="true" loext:opacity="0%" style:font-name="Times New Roman" fo:font-size="10pt" fo:language="en" fo:country="none" officeooo:rsid="002d1101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8" style:family="text">
      <style:text-properties style:use-window-font-color="true" loext:opacity="0%" style:font-name="Times New Roman" fo:font-size="10pt" fo:language="en" fo:country="none" officeooo:rsid="00383830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19" style:family="text">
      <style:text-properties style:use-window-font-color="true" loext:opacity="0%" style:font-name="Times New Roman" fo:font-size="10pt" fo:language="en" fo:country="none" officeooo:rsid="00392a45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0" style:family="text">
      <style:text-properties style:use-window-font-color="true" loext:opacity="0%" style:font-name="Times New Roman" fo:font-size="10pt" fo:language="en" fo:country="none" officeooo:rsid="003be857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1" style:family="text">
      <style:text-properties style:use-window-font-color="true" loext:opacity="0%" style:font-name="Times New Roman" fo:font-size="10pt" fo:language="en" fo:country="none" officeooo:rsid="00404fd6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style>
    <style:style style:name="T22" style:family="text">
      <style:text-properties style:use-window-font-color="true" loext:opacity="0%" style:font-name="Times New Roman" fo:font-size="10pt" fo:language="en" fo:country="none" fo:font-weight="normal" officeooo:rsid="001d23d3" style:letter-kerning="false" style:font-name-asian="Spectral1" style:font-size-asian="10pt" style:language-asian="zh" style:country-asian="CN" style:font-weight-asian="normal" style:font-name-complex="Spectral1" style:font-size-complex="10pt" style:language-complex="hi" style:country-complex="IN" style:font-weight-complex="normal"/>
    </style:style>
    <style:style style:name="T23" style:family="text">
      <style:text-properties officeooo:rsid="000a081d"/>
    </style:style>
    <style:style style:name="T24" style:family="text">
      <style:text-properties officeooo:rsid="000b92e8"/>
    </style:style>
    <style:style style:name="T25" style:family="text">
      <style:text-properties officeooo:rsid="000c6e11"/>
    </style:style>
    <style:style style:name="T26" style:family="text">
      <style:text-properties fo:font-weight="normal" officeooo:rsid="000c6e11" style:font-weight-asian="normal" style:font-weight-complex="normal"/>
    </style:style>
    <style:style style:name="T27" style:family="text">
      <style:text-properties fo:font-weight="normal" officeooo:rsid="0032f9bc" style:font-weight-asian="normal" style:font-weight-complex="normal"/>
    </style:style>
    <style:style style:name="T28" style:family="text">
      <style:text-properties officeooo:rsid="00114217"/>
    </style:style>
    <style:style style:name="T29" style:family="text">
      <style:text-properties officeooo:rsid="00122021"/>
    </style:style>
    <style:style style:name="T30" style:family="text">
      <style:text-properties officeooo:rsid="00178c56"/>
    </style:style>
    <style:style style:name="T31" style:family="text">
      <style:text-properties officeooo:rsid="002a3eae"/>
    </style:style>
    <style:style style:name="T32" style:family="text">
      <style:text-properties officeooo:rsid="002de2a9"/>
    </style:style>
    <style:style style:name="T33" style:family="text">
      <style:text-properties officeooo:rsid="002f4bd6"/>
    </style:style>
    <style:style style:name="T34" style:family="text">
      <style:text-properties officeooo:rsid="003287ec"/>
    </style:style>
    <style:style style:name="T35" style:family="text">
      <style:text-properties officeooo:rsid="003d3ac5"/>
    </style:style>
    <style:style style:name="T36" style:family="text">
      <style:text-properties officeooo:rsid="003f08c1"/>
    </style:style>
    <style:style style:name="T37" style:family="text">
      <style:text-properties officeooo:rsid="003f35bc"/>
    </style:style>
    <style:style style:name="Sect1" style:family="section">
      <style:section-properties style:writing-mode="lr-tb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Universal Charms</text:h>
      <text:p text:style-name="P3"/>
      <text:section text:style-name="Sect1" text:name="TextSection">
        <text:p text:style-name="Exalted">Exalts, particularly new ones, will use their Essence to perform similar effects. These charms are therefore Universal to all Exalts.</text:p>
        <text:p text:style-name="Exalted">While the manifestation and method of these powers will look different, the end result is the same. <text:s/>A Lunar might borrow the eyes of a falcon to see further, while an Air Dragonblood would create a focal lens out of the air--but they both would spend the same number of motes and end up with the same perception advantage.</text:p>
        <text:p text:style-name="Exalted"/>
        <text:h text:style-name="P10" text:outline-level="2">Global</text:h>
        <text:h text:style-name="P12" text:outline-level="3">There is No Wind</text:h>
        <text:p text:style-name="Exalted"><text:span text:style-name="T1">Cost: </text:span>1m; <text:line-break/><text:span text:style-name="T2">Type: </text:span>Supplemental (Ranged Attack)<text:line-break/><text:span text:style-name="T1">Mins: <text:s/></text:span>(Ranged Ability) 1</text:p>
        <text:p text:style-name="Exalted">When using a ranged attack, reduce up to (Essence) dice of Disadvantages caused by non-visual conditions such as high winds, storms, sleet, and other similar Environmental Effects.</text:p>
        <text:h text:style-name="P11" text:outline-level="2">Archery</text:h>
        <text:h text:style-name="Heading_20_3" text:outline-level="3">Flashing Vengeance Draw<text:tab/></text:h>
        <text:p text:style-name="Exalted"><text:span text:style-name="T1">Cost: </text:span><text:span text:style-name="T3">4</text:span>m, <text:span text:style-name="T4">1</text:span>i <text:line-break/><text:span text:style-name="T1">Type: </text:span>Reflexive<text:line-break/><text:span text:style-name="T1">Mins: <text:s/></text:span>Archery 1</text:p>
        <text:p text:style-name="Exalted">After the Initiative Order has been decided, but before the first Action, the Archer may make an immediate <text:span text:style-name="T5">Maneuver.</text:span></text:p>
        <text:h text:style-name="P12" text:outline-level="3">Dragonfly Finds Mate</text:h>
        <text:p text:style-name="Exalted"><text:span text:style-name="T1">Cost: </text:span>2m<text:line-break/><text:span text:style-name="T1">Type: </text:span>Reflexive<text:line-break/><text:span text:style-name="T1">Mins: </text:span><text:s/>Archery 2</text:p>
        <text:p text:style-name="Exalted">Against an attack that uses a projectile (such as Archery or Thrown), the Exalt may <text:span text:style-name="T14">define their </text:span>DV <text:span text:style-name="T31">as </text:span>(Dexterity + Archery)/2. This may be used to Defend Others <text:s/>who are within Medium Range of the Archer.</text:p>
        <text:h text:style-name="P12" text:outline-level="3">Forceful Arrow<text:tab/></text:h>
        <text:p text:style-name="Exalted"><text:span text:style-name="T1">Cost: </text:span>3m<text:line-break/><text:span text:style-name="T1">Type: </text:span>Supplemental<text:line-break/><text:span text:style-name="T1">Mins: </text:span><text:s/>Archery 2</text:p>
        <text:p text:style-name="Exalted"><text:span text:style-name="T6">On </text:span><text:span text:style-name="T17">a successful </text:span><text:span text:style-name="T16">h</text:span><text:span text:style-name="T15">it,</text:span> the target <text:span text:style-name="T24">is</text:span> knocked back one Range Band from the Archer.</text:p>
        <text:p text:style-name="Exalted">Alternatively, the Exalt may choose to knock themselves backwards <text:span text:style-name="T23">from their target </text:span>one Range Band.</text:p>
        <text:h text:style-name="P12" text:outline-level="3">Arrow Storm Technique</text:h>
        <text:p text:style-name="Exalted"><text:span text:style-name="T1">Cost: </text:span><text:span text:style-name="T26">3</text:span>m, <text:span text:style-name="T25">1</text:span>i<text:line-break/><text:span text:style-name="T1">Type: </text:span>Supplemental (Attack)<text:line-break/><text:span text:style-name="T1">Mins: </text:span>Archery 3</text:p>
        <text:p text:style-name="Exalted">The Exalt buries an area with a flurry of <text:s/>arrows, <text:span text:style-name="T28">making sure that at least one will hit. Their attack targets Soak instead of DV.</text:span></text:p>
        <text:p text:style-name="Exalted"><text:span text:style-name="T1">Upgrade</text:span>: At Essence 4, this charm adds +3 dice to <text:span text:style-name="T32">Accuracy</text:span>.</text:p>
        <text:h text:style-name="P12" text:outline-level="3">Flying Anchor</text:h>
        <text:p text:style-name="Exalted"><text:span text:style-name="T1">Cost: </text:span><text:span text:style-name="T27">3</text:span>m<text:line-break/><text:span text:style-name="T1">Type: </text:span><text:span text:style-name="T7">Supplemental</text:span><text:line-break/><text:span text:style-name="T1">Mins: </text:span>Archery 3</text:p>
        <text:p text:style-name="P4"><text:span text:style-name="T29">On </text:span><text:span text:style-name="T34">H</text:span><text:span text:style-name="T33">it,</text:span><text:span text:style-name="T7"> the target becomes pinned, </text:span><text:span text:style-name="T8">unable to move from their location for one Round.</text:span></text:p>
        <text:h text:style-name="P7" text:outline-level="6">Greater <text:s/>Charms</text:h>
        <text:h text:style-name="Heading_20_3" text:outline-level="3">Accuracy Without Distance</text:h>
        <text:p text:style-name="Exalted"><text:span text:style-name="T1">Cost: --<text:line-break/>Type: </text:span>Permanent <text:line-break/><text:span text:style-name="T1">Mins: </text:span>Archery 4</text:p>
        <text:p text:style-name="Exalted">The Exalts Archery attacks are extended. <text:s/><text:span text:style-name="T9">They may now attack at Long Range, and at Melee Range for no penalty.</text:span></text:p>
        <text:p text:style-name="Exalted"/>
        <text:h text:style-name="P11" text:outline-level="2">Athletics</text:h>
        <text:h text:style-name="Heading_20_3" text:outline-level="3">Graceful Crane Stance</text:h>
        <text:p text:style-name="Exalted"><text:span text:style-name="T1">Cost: </text:span>3m<text:line-break/><text:span text:style-name="T1">Type: </text:span>Reflexive, Scene<text:line-break/><text:span text:style-name="T1">Mins: </text:span>Athletics 1</text:p>
        <text:p text:style-name="Exalted">The Exalt may perform athletics of balance such as running across things too narrow or weak to normally support the Exalt. Examples include awnings, precarious poles, and even laundry lines.</text:p>
        <text:h text:style-name="P12" text:outline-level="3">Soaring Leap</text:h>
        <text:p text:style-name="Exalted"><text:span text:style-name="T1">Cost: </text:span>3m<text:line-break/><text:span text:style-name="T1">Type: </text:span>Reflexive<text:line-break/><text:span text:style-name="T1">Mins: </text:span>Athletics 2</text:p>
        <text:p text:style-name="Exalted">The Exalt increases their leaping distance, allowing them to cross chasms and scale buildings. They may effortlessly leap 6 meters in one bound, and do not take fall damage from such leaps.</text:p>
        <text:h text:style-name="P12" text:outline-level="3">Lightning Speed</text:h>
        <text:p text:style-name="Exalted"><text:span text:style-name="T1">Cost: </text:span>3m<text:line-break/><text:span text:style-name="T1">Type: </text:span>Supplemental<text:line-break/><text:span text:style-name="T1">Mins: </text:span>Athletics 3</text:p>
        <text:p text:style-name="Exalted">The Exalt may double their running speed for a specific task, blazing off with great abandon. For races and tests of speed, the Exalt may add (Essence) successes to their roll.</text:p>
        <text:p text:style-name="P5">In combat, this may supplement a Move Action, letting the character <text:span text:style-name="T10">Dash with no Impulse cost</text:span>.</text:p>
        <text:p text:style-name="Exalted"/>
        <text:h text:style-name="P9" text:outline-level="6">Greater <text:s/>Charms</text:h>
        <text:h text:style-name="P12" text:outline-level="3">Feather Foot Style</text:h>
        <text:p text:style-name="Exalted"><text:span text:style-name="T1">Cost: </text:span>--<text:line-break/><text:span text:style-name="T1">Type: </text:span>Permanent<text:line-break/><text:span text:style-name="T1">Mins: </text:span>Athletics 4</text:p>
        <text:p text:style-name="Exalted">The Exalt may run up walls, cross liquids, and even run across the underside of <text:s/>horizontal surfaces, such as bridges or roofs, so long as they continue to run. </text:p>
        <text:h text:style-name="P11" text:outline-level="2">Awareness</text:h>
        <text:h text:style-name="Heading_20_3" text:outline-level="3">Sight Without Eyes</text:h>
        <text:p text:style-name="Exalted"><text:span text:style-name="T1">Cost:</text:span> 2m<text:line-break/><text:span text:style-name="T1">Type: </text:span>Reflexive; Scene<text:line-break/><text:span text:style-name="T1">Mins</text:span>: Awareness 1</text:p>
        <text:p text:style-name="Exalted">Reduce any disadvantage from visual conditions such as smoke, fog, and darkness by up to (Essence) dice.</text:p>
        <text:h text:style-name="Heading_20_3" text:outline-level="3">Awakening Eye</text:h>
        <text:p text:style-name="Exalted"><text:span text:style-name="T1">Cost:</text:span> 3m<text:line-break/><text:span text:style-name="T1">Type: </text:span>Reflexive<text:line-break/><text:span text:style-name="T1">Mins</text:span>: Awareness 2</text:p>
        <text:p text:style-name="Exalted">Reroll a<text:span text:style-name="T12">n Initiati</text:span><text:span text:style-name="T13">v</text:span><text:span text:style-name="T12">e</text:span> Roll, taking the preferred result. This may only be done once.</text:p>
        <text:h text:style-name="Heading_20_3" text:outline-level="3">Uncanny Perception Technique</text:h>
        <text:p text:style-name="Exalted"><text:span text:style-name="T1">Cost: --<text:line-break/>Type: </text:span>Permanent<text:line-break/><text:span text:style-name="T1">Mins: </text:span>Awareness 2</text:p>
        <text:p text:style-name="Exalted">The presence of dematerialized, intangible, or otherwise spectral creatures may be natively detected--although the precise location still remains a mystery. The creature may attempt to use Stealth to combat this awareness.</text:p>
        <text:p text:style-name="Exalted">This sense will manifest in all manner of strange sensory phenomena appropriate to the being: a chill of winter, coppery taste, or the sound of bells. As well, this sense is distinctive to the specific being, allowing for recognition upon sensing it again.</text:p>
        <text:h text:style-name="Heading_20_3" text:outline-level="3">Surprise Anticipation Method</text:h>
        <text:p text:style-name="Exalted"><text:span text:style-name="T1">Cost: --<text:line-break/>Type: </text:span>Permanent<text:line-break/><text:span text:style-name="T1">Mins: </text:span>Awareness 3</text:p>
        <text:p text:style-name="Exalted">The Exalt suffers no penalties to Awareness rolls occur due to being tired, exhausted, or other similar mental disadvantage. Awareness rolls may always be made while asleep.</text:p>
        <text:p text:style-name="Exalted">In addition, the Exalt <text:span text:style-name="T11">never suffers from the ill effects of an Ambush Round.</text:span></text:p>
        <text:p text:style-name="Exalted"/>
        <text:h text:style-name="P8" text:outline-level="6">Greater <text:s/>Charms</text:h>
        <text:h text:style-name="Heading_20_3" text:outline-level="3">Sense-Destroying Method</text:h>
        <text:p text:style-name="P6"><text:span text:style-name="T1">Cost: </text:span>6m<text:line-break/><text:span text:style-name="T1">Type: </text:span><text:span text:style-name="T22">Simple</text:span><text:line-break/><text:span text:style-name="T1">Mins: </text:span>Awareness 4</text:p>
        <text:p text:style-name="Exalted">On touching a target, and by successfully rolling (Cunning + Awareness) vs the target’s (Stamina + Physique), the Exalt can destroy one of the classical five senses at their choice. Only one sense of a target may be destroyed in a particular scene.</text:p>
        <text:p text:style-name="Exalted">Undoing this destruction is a Medicine Project of at least 10 PR. Most targets will not have this luxury.</text:p>
        <text:p text:style-name="Exalted"/>
        <text:h text:style-name="P11" text:outline-level="2">Brawl</text:h>
        <text:h text:style-name="Heading_20_3" text:outline-level="3">Ox-Stunning Blow</text:h>
        <text:p text:style-name="Exalted"><text:span text:style-name="T1">Cost:</text:span> <text:span text:style-name="T30">3</text:span>m<text:line-break/><text:span text:style-name="T1">Type: </text:span>Supplemental<text:line-break/><text:span text:style-name="T1">Mins</text:span>: Brawl 1</text:p>
        <text:p text:style-name="Exalted"><text:span text:style-name="T18">On </text:span><text:span text:style-name="T19">Hit</text:span>, remove (Essence) Impulse from the target(s).</text:p>
        <text:h text:style-name="Heading_20_3" text:outline-level="3">Sledgehammer Strike</text:h>
        <text:p text:style-name="Exalted"><text:span text:style-name="T1">Cost:</text:span> 4m<text:line-break/><text:span text:style-name="T1">Type: </text:span>Supplemental<text:line-break/><text:span text:style-name="T1">Mins</text:span>: Brawl 2</text:p>
        <text:p text:style-name="Exalted"><text:span text:style-name="T20">On Feats of Strength,</text:span> add 2x(Essence) dice.</text:p>
        <text:p text:style-name="Exalted"><text:span text:style-name="T36">Decisive Strikes</text:span><text:span text:style-name="T35"> a</text:span>gainst animate beings (such as Earth elementals and golems), add (Essence) dice to <text:span text:style-name="T37">Accuracy.</text:span></text:p>
        <text:h text:style-name="P7" text:outline-level="6">Greater Charms</text:h>
        <text:h text:style-name="Heading_20_4" text:outline-level="4">Heading 4</text:h>
        <text:h text:style-name="Heading_20_5" text:outline-level="6">Heading 5</text:h>
        <text:h text:style-name="Heading_20_6" text:outline-level="7">Heading 6</text:h>
        <text:p text:style-name="Exalted"/>
        <text:h text:style-name="Greater_20_Charm" text:outline-level="6">Greater Charms</text:h>
        <text:h text:style-name="P11" text:outline-level="2">Craft</text:h>
        <text:h text:style-name="Heading_20_3" text:outline-level="3">Durability-Enhancing Technique</text:h>
        <text:p text:style-name="P6"><text:span text:style-name="T1">Cost: </text:span>2m<text:line-break/><text:span text:style-name="T1">Type: </text:span><text:span text:style-name="T22">Simple</text:span>; Scene<text:line-break/><text:span text:style-name="T1">Mins: </text:span>Craft 1</text:p>
        <text:p text:style-name="Exalted">The Exalt may reinforce an object --no more than (Essence) meters in its largest dimension--and make it nigh unbreakable.</text:p>
        <text:p text:style-name="Exalted">The object is not considered “mundane,” <text:s/>and <text:s/>increases the difficulty to break or otherwise destroy <text:s/>it by (Essence).</text:p>
        <text:h text:style-name="Heading_20_3" text:outline-level="3">Discerning Craftsmanship</text:h>
        <text:p text:style-name="Exalted"><text:span text:style-name="T1">Cost: </text:span>3m<text:line-break/><text:span text:style-name="T1">Type: </text:span><text:span text:style-name="T22">Simple</text:span><text:line-break/><text:span text:style-name="T1">Mins: </text:span>Craft 2</text:p>
        <text:p text:style-name="Exalted">The Exalt studies an object, forming its composition and structure into their mind.</text:p>
        <text:p text:style-name="Exalted">For the remainder of the story, the Exalt is granted +2 dice on efforts to mimic the style of the original artist. They also may use (Insight + Craft), with a +2 dice advantage to study other objects to recognize it as the crafter’s work, and not a forgery.</text:p>
        <text:p text:style-name="Exalted">(If this current object they are studying is in fact a forgery, the difficulty to recognize this fact is lowered by 1).</text:p>
        <text:h text:style-name="Heading_20_3" text:outline-level="3">Mark of the Maker</text:h>
        <text:p text:style-name="P6"><text:span text:style-name="T1">Cost: </text:span>3m<text:line-break/><text:span text:style-name="T1">Type: </text:span><text:span text:style-name="T22">Simple</text:span><text:line-break/><text:span text:style-name="T1">Mins: </text:span>Craft 2</text:p>
        <text:p text:style-name="Exalted">Glean immediate insight into the original purpose, material makeup, age, and other such information while studying an object.</text:p>
        <text:h text:style-name="P7" text:outline-level="6">Greater Charms</text:h>
        <text:h text:style-name="Heading_20_3" text:outline-level="3">Timely Prototype</text:h>
        <text:p text:style-name="P6"><text:span text:style-name="T1">Cost: </text:span>5m<text:line-break/><text:span text:style-name="T1">Type: </text:span><text:span text:style-name="T22">Simple</text:span><text:line-break/><text:span text:style-name="T1">Mins: </text:span>Craft 4</text:p>
        <text:p text:style-name="Exalted">On activation of this charm, the Exalt may immediately finish a Craft Project they have in the works. <text:s/>They must still roll the Obstruction Rolls. However, instead of developing an Oddity, Problem, or Major Problem, it will take the form of a Minor, Moderate, or Major Drawback, respectively.</text:p>
        <text:p text:style-name="Exalted"><text:span text:style-name="T1">Permanent Effect:</text:span> On purchasing this charm, and at the start of each story, the Exalt gains an additional +15 RES, to be used only for Craft Projects.</text:p>
        <text:p text:style-name="Exalted"/>
        <text:p text:style-name="Exalted"/>
        <text:p text:style-name="Exalted"/>
        <text:h text:style-name="P11" text:outline-level="2">Physique</text:h>
        <text:h text:style-name="Heading_20_3" text:outline-level="3">Stone-Shattering Step</text:h>
        <text:p text:style-name="Exalted"><text:span text:style-name="T1">Cost: </text:span>2m<text:line-break/><text:span text:style-name="T1">Type:</text:span> Supplemental<text:line-break/><text:span text:style-name="T1">Mins: </text:span>Physique 3</text:p>
        <text:p text:style-name="Exalted">When taking a Move action, the Exalt may burst through any mundane wooden wall or barrier, and any mundane stone wall less than 1 meter in width.</text:p>
        <text:p text:style-name="P13">For non-mundane walls, they may add +(Essence) to <text:span text:style-name="T21">this Feat of Strength.</text:span></text:p>
        <text:h text:style-name="P7" text:outline-level="6">Greater Charms</text:h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adornments="Regular" style:font-charset="x-symbol"/>
    <style:font-face style:name="Mercury Text G2 Bold" svg:font-family="'Mercury Text G2 Bold'" style:font-adornments="Bold" style:font-family-generic="modern" style:font-pitch="variable"/>
    <style:font-face style:name="Arial1" svg:font-family="Arial" style:font-family-generic="roman" style:font-pitch="variable"/>
    <style:font-face style:name="Envision Roman" svg:font-family="'Envision Roman'" style:font-family-generic="roman" style:font-pitch="variable"/>
    <style:font-face style:name="Liberation Sans" svg:font-family="'Liberation Sans'" style:font-family-generic="roman" style:font-pitch="variable"/>
    <style:font-face style:name="Modern Antiqua" svg:font-family="'Modern Antiqua'" style:font-family-generic="roman" style:font-pitch="variable"/>
    <style:font-face style:name="OpenSymbol" svg:font-family="OpenSymbol" style:font-family-generic="roman" style:font-pitch="variable"/>
    <style:font-face style:name="Sorts Mill Goudy" svg:font-family="'Sorts Mill Goudy'" style:font-family-generic="roman" style:font-pitch="variable"/>
    <style:font-face style:name="Spectral" svg:font-family="Spectr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Envision Roman1" svg:font-family="'Envision Roman'" style:font-family-generic="swiss" style:font-pitch="variable"/>
    <style:font-face style:name="Goudy" svg:font-family="Goudy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Modern Antiqua1" svg:font-family="'Modern Antiqua'" style:font-family-generic="system" style:font-pitch="variable"/>
    <style:font-face style:name="OpenSymbol2" svg:font-family="OpenSymbol" style:font-family-generic="system" style:font-pitch="variable"/>
    <style:font-face style:name="Sorts Mill Goudy1" svg:font-family="'Sorts Mill Goudy'" style:font-family-generic="system" style:font-pitch="variable"/>
    <style:font-face style:name="Spectral1" svg:font-family="Spectra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465in" style:writing-mode="lr-tb"/>
      <style:text-properties style:use-window-font-color="true" loext:opacity="0%" style:font-name="Spectral" fo:font-size="10pt" fo:language="en" fo:country="none" style:letter-kerning="false" style:font-name-asian="Spectral1" style:font-size-asian="10pt" style:language-asian="zh" style:country-asian="CN" style:font-name-complex="Spectral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0835in" style:contextual-spacing="false" fo:line-height="100%" fo:text-align="justify" style:justify-single-word="false" fo:orphans="2" fo:widows="2" fo:hyphenation-ladder-count="no-limit" style:punctuation-wrap="simple" style:writing-mode="lr-tb"/>
      <style:text-properties style:use-window-font-color="true" loext:opacity="0%" style:font-name="Spectral" fo:font-family="Spectral" style:font-family-generic="roman" style:font-pitch="variable" fo:font-size="10pt" fo:language="en" fo:country="none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Exalted" style:next-style-name="Exalted" style:default-outline-level="1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Envision Roman1" fo:font-family="'Envision Roman'" style:font-family-generic="swiss" style:font-pitch="variable" fo:font-size="20pt" fo:language="en" fo:country="none" style:letter-kerning="false" style:font-name-asian="Modern Antiqua1" style:font-family-asian="'Modern Antiqua'" style:font-family-generic-asian="system" style:font-pitch-asian="variable" style:font-size-asian="20pt" style:language-asian="zh" style:country-asian="CN" style:font-name-complex="Modern Antiqua1" style:font-family-complex="'Modern Antiqua'" style:font-family-generic-complex="system" style:font-pitch-complex="variable" style:font-size-complex="20pt" style:language-complex="hi" style:country-complex="IN" fo:hyphenate="false" fo:hyphenation-remain-char-count="2" fo:hyphenation-push-char-count="2" loext:hyphenation-no-caps="false"/>
    </style:style>
    <style:style style:name="Heading_20_2" style:display-name="Heading 2" style:family="paragraph" style:parent-style-name="Exalted" style:next-style-name="Exalted" style:default-outline-level="2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0b5394" loext:opacity="100%" style:font-name="Envision Roman1" fo:font-family="'Envision Roman'" style:font-family-generic="swiss" style:font-pitch="variable" fo:font-size="18pt" fo:language="en" fo:country="none" officeooo:rsid="001bf7cd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Heading_20_3" style:display-name="Heading 3" style:family="paragraph" style:parent-style-name="Exalted" style:next-style-name="Exalted" style:default-outline-level="3" style:list-style-name="" style:class="text">
      <style:paragraph-properties fo:margin-top="0.0799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3d85c6" loext:opacity="100%" style:font-name="Goudy" fo:font-family="Goudy" style:font-family-generic="swiss" style:font-pitch="variable" fo:font-size="12pt" fo:language="en" fo:country="none" style:letter-kerning="false" style:font-name-asian="Modern Antiqua1" style:font-family-asian="'Modern Antiqua'" style:font-family-generic-asian="system" style:font-pitch-asian="variable" style:font-size-asian="12pt" style:language-asian="zh" style:country-asian="CN" style:font-name-complex="Modern Antiqua1" style:font-family-complex="'Modern Antiqua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_20_4" style:display-name="Heading 4" style:family="paragraph" style:parent-style-name="Exalted" style:next-style-name="Exalted" style:default-outline-level="4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1c4587" loext:opacity="100%" style:font-name="Goudy" fo:font-family="Goudy" style:font-family-generic="swiss" style:font-pitch="variable" fo:font-size="12pt" fo:language="en" fo:country="none" fo:font-style="italic" style:letter-kerning="false" style:font-name-asian="Spectral1" style:font-family-asian="Spectral" style:font-family-generic-asian="system" style:font-pitch-asian="variable" style:font-size-asian="12pt" style:language-asian="zh" style:country-asian="CN" style:font-style-asian="italic" style:font-name-complex="Spectral1" style:font-family-complex="Spectral" style:font-family-generic-complex="system" style:font-pitch-complex="variable" style:font-size-complex="12pt" style:language-complex="hi" style:country-complex="IN" style:font-style-complex="italic" fo:hyphenate="false" fo:hyphenation-remain-char-count="2" fo:hyphenation-push-char-count="2" loext:hyphenation-no-caps="false"/>
    </style:style>
    <style:style style:name="Heading_20_5" style:display-name="Heading 5" style:family="paragraph" style:parent-style-name="Exalted" style:next-style-name="Exalted" style:default-outline-level="6" style:list-style-name="" style:class="text">
      <style:paragraph-properties fo:margin-top="0in" fo:margin-bottom="0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style:letter-kerning="false" style:font-name-asian="Spectral1" style:font-family-asian="Spectral" style:font-family-generic-asian="system" style:font-pitch-asian="variable" style:font-size-asian="11pt" style:language-asian="zh" style:country-asian="CN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Heading_20_6" style:display-name="Heading 6" style:family="paragraph" style:parent-style-name="Exalted" style:next-style-name="Exalted" style:default-outline-level="7" style:list-style-name="" style:class="text">
      <style:paragraph-properties fo:margin-top="0in" fo:margin-bottom="0.0555in" style:contextual-spacing="false" fo:line-height="100%" fo:text-align="start" style:justify-single-word="false" fo:keep-together="always" fo:orphans="2" fo:widows="2" fo:hyphenation-ladder-count="no-limit" fo:keep-with-next="always" style:punctuation-wrap="simple" style:writing-mode="lr-tb"/>
      <style:text-properties fo:color="#666666" loext:opacity="100%" style:font-name="Arial" fo:font-family="Arial" style:font-family-generic="swiss" style:font-pitch="variable" fo:font-size="11pt" fo:language="en" fo:country="none" fo:font-style="italic" style:letter-kerning="false" style:font-name-asian="Spectral1" style:font-family-asian="Spectral" style:font-family-generic-asian="system" style:font-pitch-asian="variable" style:font-size-asian="11pt" style:language-asian="zh" style:country-asian="CN" style:font-style-asian="italic" style:font-name-complex="Spectral1" style:font-family-complex="Spectral" style:font-family-generic-complex="system" style:font-pitch-complex="variable" style:font-size-complex="11pt" style:language-complex="hi" style:country-complex="IN" fo:hyphenate="false" fo:hyphenation-remain-char-count="2" fo:hyphenation-push-char-count="2" loext:hyphenation-no-caps="false"/>
    </style:style>
    <style:style style:name="Exalted" style:family="paragraph" style:default-outline-level="">
      <style:paragraph-properties fo:margin-top="0in" fo:margin-bottom="0.0799in" style:contextual-spacing="false" fo:line-height="100%" fo:text-align="start" style:justify-single-word="false" fo:orphans="0" fo:widows="0" fo:hyphenation-ladder-count="no-limit" style:punctuation-wrap="simple" style:writing-mode="lr-tb"/>
      <style:text-properties style:use-window-font-color="true" loext:opacity="0%" style:font-name="Times New Roman" fo:font-family="'Times New Roman'" style:font-family-generic="roman" style:font-pitch="variable" fo:font-size="10pt" fo:language="en" fo:country="none" officeooo:rsid="001caae1" style:letter-kerning="false" style:font-name-asian="Spectral1" style:font-family-asian="Spectral" style:font-family-generic-asian="system" style:font-pitch-asian="variable" style:font-size-asian="10pt" style:language-asian="zh" style:country-asian="CN" style:font-name-complex="Spectral1" style:font-family-complex="Spectral" style:font-family-generic-complex="system" style:font-pitch-complex="variable" style:font-size-complex="10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Exalted" style:next-style-name="Exalted" style:default-outline-level="" style:class="chapter">
      <style:paragraph-properties fo:margin-top="0in" fo:margin-bottom="0.0417in" style:contextual-spacing="false" fo:line-height="100%" fo:text-align="center" style:justify-single-word="false" fo:keep-together="always" fo:keep-with-next="always"/>
      <style:text-properties fo:color="#2a6099" loext:opacity="100%" style:font-name="Envision Roman" fo:font-family="'Envision Roman'" style:font-family-generic="roman" style:font-pitch="variable" fo:font-size="32pt" style:font-name-asian="Modern Antiqua1" style:font-family-asian="'Modern Antiqua'" style:font-family-generic-asian="system" style:font-pitch-asian="variable" style:font-size-asian="32pt" style:font-name-complex="Modern Antiqua1" style:font-family-complex="'Modern Antiqua'" style:font-family-generic-complex="system" style:font-pitch-complex="variable" style:font-size-complex="32pt"/>
    </style:style>
    <style:style style:name="Subtitle" style:family="paragraph" style:parent-style-name="Exalted" style:next-style-name="Exalted" style:default-outline-level="" style:class="chapter">
      <style:paragraph-properties fo:margin-top="0in" fo:margin-bottom="0.222in" style:contextual-spacing="false" fo:line-height="100%" fo:keep-together="always" fo:keep-with-next="always"/>
      <style:text-properties fo:color="#666666" loext:opacity="100%" style:font-name="Arial1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Header_20_and_20_Footer" style:default-outline-level="" style:class="extra"/>
    <style:style style:name="Footer" style:family="paragraph" style:parent-style-name="Header_20_and_20_Footer" style:default-outline-level="" style:class="extra"/>
    <style:style style:name="Header_20_left" style:display-name="Header left" style:family="paragraph" style:parent-style-name="Header" style:default-outline-level="" style:class="extra"/>
    <style:style style:name="Table_20_Contents" style:display-name="Table Contents" style:family="paragraph" style:parent-style-name="Table" style:default-outline-level="" style:class="extra">
      <style:paragraph-properties fo:margin-left="0.0402in" fo:margin-right="0.0402in" fo:margin-top="0.0201in" fo:margin-bottom="0.0598in" style:contextual-spacing="true" fo:text-indent="0in" style:auto-text-indent="false" text:number-lines="false" text:line-number="0"/>
    </style:style>
    <style:style style:name="Table" style:family="paragraph" style:parent-style-name="Exalted" style:default-outline-level="" style:class="extra"/>
    <style:style style:name="Table_20_Heading" style:display-name="Table Heading" style:family="paragraph" style:parent-style-name="Table" style:default-outline-level="" style:class="extra">
      <style:paragraph-properties fo:margin-left="0.0201in" fo:margin-right="0.0201in" fo:margin-top="0.0402in" fo:margin-bottom="0.0799in" style:contextual-spacing="false" fo:text-align="center" style:justify-single-word="false" fo:text-indent="0in" style:auto-text-indent="false" text:number-lines="false" text:line-number="0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/>
    <style:style style:name="Endnote" style:family="paragraph" style:parent-style-name="Standard" style:default-outline-level="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extbox_20_Heading" style:display-name="Textbox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odern Antiqua" fo:font-family="'Modern Antiqua'" style:font-family-generic="roman" style:font-pitch="variable" fo:font-size="10pt" fo:font-style="normal" fo:text-shadow="none" style:text-underline-style="none" fo:font-weight="bold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in" fo:margin-bottom="0.1965in" style:contextual-spacing="false" style:border-line-width-bottom="0.0035in 0.0035in 0.0035in" fo:padding="0in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Greater_20_Charm" style:display-name="Greater Charm" style:family="paragraph" style:parent-style-name="Exalted" style:default-outline-level="6" style:list-style-name="">
      <style:paragraph-properties fo:margin-top="0in" fo:margin-bottom="0.0799in" style:contextual-spacing="false" fo:line-height="100%" fo:text-align="end" style:justify-single-word="false" fo:orphans="0" fo:widows="0" fo:hyphenation-ladder-count="no-limit" fo:padding-left="0in" fo:padding-right="0in" fo:padding-top="0in" fo:padding-bottom="0.028in" fo:border-left="none" fo:border-right="none" fo:border-top="none" fo:border-bottom="0.99pt solid #1c4587" style:punctuation-wrap="simple" style:writing-mode="lr-tb"/>
      <style:text-properties fo:color="#0b5394" loext:opacity="100%" style:font-name="Envision Roman" fo:font-family="'Envision Roman'" style:font-family-generic="roman" style:font-pitch="variable" fo:font-size="18pt" fo:language="en" fo:country="none" style:text-underline-style="none" style:letter-kerning="false" style:font-name-asian="Modern Antiqua1" style:font-family-asian="'Modern Antiqua'" style:font-family-generic-asian="system" style:font-pitch-asian="variable" style:font-size-asian="18pt" style:language-asian="zh" style:country-asian="CN" style:font-name-complex="Modern Antiqua1" style:font-family-complex="'Modern Antiqua'" style:font-family-generic-complex="system" style:font-pitch-complex="variable" style:font-size-complex="18pt" style:language-complex="hi" style:country-complex="IN" fo:hyphenate="false" fo:hyphenation-remain-char-count="2" fo:hyphenation-push-char-count="2" loext:hyphenation-no-caps="false"/>
    </style:style>
    <style:style style:name="Sidebar_20_Heading" style:display-name="Sidebar Heading" style:family="paragraph" style:parent-style-name="Exalted" style:default-outline-level="">
      <style:paragraph-properties fo:margin-top="0in" fo:margin-bottom="0in" style:contextual-spacing="false" fo:line-height="100%" fo:text-align="start" style:justify-single-word="false" fo:orphans="0" fo:widows="0"/>
      <style:text-properties fo:color="#980000" loext:opacity="100%" style:text-outline="false" style:text-line-through-style="none" style:text-line-through-type="none" style:font-name="Mercury Text G2 Bold" fo:font-family="'Mercury Text G2 Bold'" style:font-style-name="Bold" style:font-family-generic="modern" style:font-pitch="variable" fo:font-size="10pt" fo:font-style="normal" fo:text-shadow="none" style:text-underline-style="none" fo:font-weight="normal" style:font-name-asian="Modern Antiqua1" style:font-family-asian="'Modern Antiqua'" style:font-family-generic-asian="system" style:font-pitch-asian="variable" style:font-size-asian="10pt" style:font-style-asian="normal" style:font-weight-asian="bold" style:font-name-complex="Modern Antiqua1" style:font-family-complex="'Modern Antiqua'" style:font-family-generic-complex="system" style:font-pitch-complex="variable" style:font-size-complex="10pt" style:font-style-complex="normal" style:font-weight-complex="bold"/>
    </style:style>
    <style:style style:name="Hyperlink" style:family="paragraph" style:parent-style-name="Exalted" style:list-style-name="Exalt_20_Dot" style:master-page-name="">
      <style:paragraph-properties style:page-number="auto">
        <style:tab-stops/>
      </style:paragraph-properties>
      <style:text-properties fo:color="#2a6099" loext:opacity="100%" style:text-underline-style="solid" style:text-underline-width="auto" style:text-underline-color="font-color"/>
    </style:style>
    <style:style style:name="Sidebar" style:family="paragraph" style:parent-style-name="Exalted">
      <style:paragraph-properties fo:margin-top="0.0598in" fo:margin-bottom="0in" style:contextual-spacing="false" fo:line-height="100%" fo:text-align="start" style:justify-single-word="false" fo:orphans="0" fo:widows="0"/>
    </style:style>
    <style:style style:name="Exalted_20_Example" style:display-name="Exalted Example" style:family="paragraph" style:parent-style-name="Exalted">
      <style:paragraph-properties fo:margin-left="0.1402in" fo:margin-right="0in" fo:text-align="start" style:justify-single-word="false" fo:text-indent="0in" style:auto-text-indent="false"/>
      <style:text-properties fo:font-style="italic" style:font-style-asian="italic"/>
    </style:style>
    <style:style style:name="Internet_20_link" style:display-name="Internet link" style:family="text">
      <style:text-properties fo:color="#2a6099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80" loext:opacity="100%" fo:language="zxx" fo:country="none" fo:font-style="italic" style:text-underline-style="solid" style:text-underline-width="auto" style:text-underline-color="font-color" fo:font-weight="bold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0472in" fo:text-indent="-0.1209in" fo:margin-left="1.0472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8272in" fo:text-indent="-0.1209in" fo:margin-left="0.8272in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5709in" fo:text-indent="-0.1209in" fo:margin-left="1.5709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945in" fo:text-indent="-0.1209in" fo:margin-left="2.094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189in" fo:text-indent="-0.1209in" fo:margin-left="2.6189in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1425in" fo:text-indent="-0.1209in" fo:margin-left="3.1425in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6661in" fo:text-indent="-0.1209in" fo:margin-left="3.6661in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1898in" fo:text-indent="-0.1209in" fo:margin-left="4.1898in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4.7134in" fo:text-indent="-0.1209in" fo:margin-left="4.7134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7874in" fo:text-indent="-0.1555in" fo:margin-left="0.7874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0.9429in" fo:text-indent="-0.1555in" fo:margin-left="0.9429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0984in" fo:text-indent="-0.1555in" fo:margin-left="1.0984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2543in" fo:text-indent="-0.1555in" fo:margin-left="1.2543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4098in" fo:text-indent="-0.1555in" fo:margin-left="1.40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5654in" fo:text-indent="-0.1555in" fo:margin-left="1.565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1.7209in" fo:text-indent="-0.1555in" fo:margin-left="1.7209in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Exalted_20_Center" style:display-name="Exalted Center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_20_Dot" style:display-name="Exalt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Center_20_Dot" style:display-name="Exalted Center Dot">
      <text:list-level-style-bullet text:level="1" text:style-name="Bullet_20_Symbols" text:bullet-char="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1"/>
      </text:list-level-style-bullet>
      <text:list-level-style-bullet text:level="2" text:style-name="Bullet_20_Symbols" text:bullet-char="°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" style:display-name="Exalted 1a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in" fo:text-indent="-0.3in" fo:margin-left="0.4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3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Exalted_20_1ai" style:display-name="Exalted 1ai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Exalted">
      <style:paragraph-properties fo:margin-top="0in" fo:margin-bottom="0.1in" style:contextual-spacing="false" fo:line-height="100%" fo:text-align="start" style:justify-single-word="false" fo:orphans="2" fo:widows="2" style:writing-mode="lr-tb"/>
    </style:style>
    <style:style style:name="MP2" style:family="paragraph" style:parent-style-name="Exalted">
      <style:paragraph-properties fo:margin-top="0in" fo:margin-bottom="0.1in" style:contextual-spacing="false" fo:text-align="end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398in" fo:margin-bottom="0.5in" fo:margin-left="0.5in" fo:margin-right="0.5in" fo:background-color="#ffffff" style:writing-mode="lr-tb" style:layout-grid-color="#c0c0c0" style:layout-grid-lines="14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.0008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.0008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  <style:style style:name="Mdp1" style:family="drawing-page">
      <style:drawing-page-properties draw:fill="solid" draw:fill-color="#ffffff" draw:opacity="100%"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7</text:page-number></text:p>
      </style:footer>
      <style:footer-left>
        <text:p text:style-name="MP1"><text:page-number text:select-page="current">6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/>
      </style:footer>
    </style:master-page>
    <style:master-page style:name="Converted1" style:page-layout-name="Mpm3" draw:style-name="Mdp1">
      <style:header>
        <text:p text:style-name="MP1"/>
      </style:header>
      <style:header-left>
        <text:p text:style-name="MP1"/>
      </style:header-left>
      <style:footer>
        <text:p text:style-name="MP2"><text:page-number text:select-page="current">0</text:page-number></text:p>
      </style:footer>
      <style:footer-left>
        <text:p text:style-name="MP1"><text:page-number text:select-page="current">0</text:page-number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n-US</dc:language>
    <dc:date>2020-11-20T18:37:16.521000000</dc:date>
    <meta:editing-cycles>95</meta:editing-cycles>
    <meta:editing-duration>PT3H54M17S</meta:editing-duration>
    <meta:generator>LibreOffice/7.0.3.1$Windows_X86_64 LibreOffice_project/d7547858d014d4cf69878db179d326fc3483e082</meta:generator>
    <dc:creator>Samuel Smith</dc:creator>
    <meta:document-statistic meta:table-count="0" meta:image-count="0" meta:object-count="0" meta:page-count="7" meta:paragraph-count="105" meta:word-count="1159" meta:character-count="6942" meta:non-whitespace-character-count="5870"/>
  </office:meta>
</office:document-meta>
</file>